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-subtitle">
      <style:graphic-properties fo:min-height="4.435cm"/>
    </style:style>
    <style:style style:name="pr4" style:family="presentation" style:parent-style-name="Vivid-outline1">
      <style:graphic-properties draw:stroke="none" draw:fill="none" fo:min-height="4.106cm"/>
    </style:style>
    <style:style style:name="pr5" style:family="presentation" style:parent-style-name="Vivid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491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491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491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491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491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491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491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491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491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491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Le Samu, alerté, intervient sur place et l’entube avant de l’évacuer à l’hôpital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Seulement l’intuber, escroc demander 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Juste après le krach de 1929, la Réserve fédérale avait commencé par assoupir largement sa politique monétaire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Facile d'assouplir, avec un matelas d'économies !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3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Dès la réouverture, les stocks d’élastiques ont commencé à être tendus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Pour une durée plus ou moins longue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4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Quand j'ai commercé la cancérologie, on guérissait 25% des cancers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Pour les clients, tout commence par un chèque-up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5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«Même si cette méthode s'adresse à tous les âges, on y apprend qu'elle corrige les ados.»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Et aussi les abdos, sévices compris 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6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«La tête dans le sceau, les Rhodaniens réagissent juste avant la pause.»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La tête dans le seau, ils se font traiter par leurs adversaires de tristes cires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7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«Lundi, [la ministre] a signé un accord avec le Royaume-Uni sur l'aviation aérienne.»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En attendant un traité sur la marine terrestre 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8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«On pourrait épiloguer sur l'arbitrage qui a été fustigé par les deux entraîneurs sortis de leurs gongs.»</text:p>
          </draw:text-box>
        </draw:frame>
        <draw:frame presentation:style-name="pr3" draw:layer="layout" svg:width="29.972cm" svg:height="4.435cm" svg:x="1.536cm" svg:y="14.49cm" presentation:class="subtitle" presentation:user-transformed="true">
          <draw:text-box>
            <text:p>Sortis de leurs gonds, ils ont entendu la Fédération française de rugby leur dire : «Prenez Laporte !»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9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«Six personnes ont été interpellées, et trois placées en garde à vue par les gendarmes. Ces derniers ont été contrôlés en possession d'objets dangereux.»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Mais que fait la police 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10" draw:style-name="dp3" draw:master-page-name="Vivid" presentation:presentation-page-layout-name="AL2T1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Depuis le début du confinement, ils se faisaient passer pour de faux policiers.»</text:p>
          </draw:text-box>
        </draw:frame>
        <draw:frame presentation:style-name="pr4" draw:text-style-name="P2" draw:layer="layout" svg:width="29.972cm" svg:height="4.306cm" svg:x="1.536cm" svg:y="14.49cm" presentation:class="outline" presentation:user-transformed="true">
          <draw:text-box>
            <text:list text:style-name="L2">
              <text:list-header>
                <text:p><text:span text:style-name="T1">Se faire passer pour des vrais aurait sûrement été plus efficace, chef !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5T10:19:52.929004421</meta:creation-date>
    <meta:editing-duration>PT3H32M29S</meta:editing-duration>
    <meta:editing-cycles>10</meta:editing-cycles>
    <meta:generator>LibreOffice/6.0.7.3$Linux_X86_64 LibreOffice_project/00m0$Build-3</meta:generator>
    <dc:title>Vivid</dc:title>
    <dc:date>2020-07-05T16:40:03.935822666</dc:date>
    <meta:document-statistic meta:object-count="80"/>
  </office:meta>
</office:document-meta>
</file>